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1000001429DBA97FC48698D4D.png" manifest:media-type="image/png"/>
  <manifest:file-entry manifest:full-path="Pictures/10000201000005F50000012039D167DD3D177EEC.png" manifest:media-type="image/png"/>
  <manifest:file-entry manifest:full-path="Pictures/1000000000000556000003006BFB90999A2085BA.png" manifest:media-type="image/png"/>
  <manifest:file-entry manifest:full-path="Pictures/10000201000001E700000142EFC9A3E22E16F670.png" manifest:media-type="image/png"/>
  <manifest:file-entry manifest:full-path="Pictures/10000201000001E700000142592569D3E8DF188A.png" manifest:media-type="image/png"/>
  <manifest:file-entry manifest:full-path="Pictures/10000201000001E100000142CF675B544FBDAD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9.625cm" svg:x="1.601cm" svg:y="7.935cm" presentation:class="title" presentation:user-transformed="true">
          <draw:text-box>
            <text:p>Social Network Analysis &amp; Visualisation<text:line-break/><text:line-break/>#SHDB17<text:line-break/><text:line-break/><text:span text:style-name="T1">Ellen König, Syennie Valeria, Thomas Beutin</text:span></text:p>
          </draw:text-box>
        </draw:frame>
        <draw:frame draw:style-name="gr1" draw:text-style-name="P1" draw:layer="layout" svg:width="25.624cm" svg:height="4.837cm" svg:x="0.901cm" svg:y="0.963cm">
          <draw:image xlink:href="Pictures/10000201000005F50000012039D167DD3D177E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656cm" svg:height="14.986cm" svg:x="0.817cm" svg:y="2.614cm">
          <draw:image xlink:href="Pictures/1000000000000556000003006BFB90999A2085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1.611cm" svg:height="7.677cm" svg:x="1.789cm" svg:y="1.2cm" presentation:class="graphic" presentation:user-transformed="true">
          <draw:image xlink:href="Pictures/10000201000001E700000142592569D3E8DF188A.png" xlink:type="simple" xlink:show="embed" xlink:actuate="onLoad">
            <text:p/>
          </draw:image>
        </draw:frame>
        <draw:frame draw:style-name="gr1" draw:text-style-name="P1" draw:layer="layout" svg:width="11.937cm" svg:height="7.991cm" svg:x="8.363cm" svg:y="10.809cm">
          <draw:image xlink:href="Pictures/10000201000001E100000142CF675B544FBDAD4E.png" xlink:type="simple" xlink:show="embed" xlink:actuate="onLoad">
            <text:p/>
          </draw:image>
        </draw:frame>
        <draw:frame draw:style-name="gr1" draw:text-style-name="P1" draw:layer="layout" svg:width="12.389cm" svg:height="8.191cm" svg:x="14.4cm" svg:y="1.209cm">
          <draw:image xlink:href="Pictures/10000201000001E700000142EFC9A3E22E16F6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5.199cm" svg:height="16.869cm" svg:x="1.299cm" svg:y="2.165cm" presentation:class="graphic" presentation:user-transformed="true">
          <draw:image xlink:href="Pictures/10000201000001E1000001429DBA97FC48698D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Beutin</meta:initial-creator>
    <meta:creation-date>2017-11-19T11:47:10.168601320</meta:creation-date>
    <dc:date>2017-11-19T12:12:52.281027205</dc:date>
    <dc:creator>Thomas Beutin</dc:creator>
    <meta:editing-duration>PT15M</meta:editing-duration>
    <meta:editing-cycles>3</meta:editing-cycles>
    <meta:generator>LibreOffice/5.4.2.2.0$Linux_X86_64 LibreOffice_project/40m0$Build-2</meta:generator>
    <meta:document-statistic meta:object-count="37"/>
  </office:meta>
</office:document-meta>
</file>